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Heading_20_4" style:list-style-name=""/>
    <style:style style:name="P4" style:family="paragraph" style:parent-style-name="Heading_20_4">
      <style:paragraph-properties fo:break-before="pag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 style:list-style-name="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Copter</text:h>
      <text:h text:style-name="Heading_20_4" text:outline-level="4">Base</text:h>
      <text:p text:style-name="Code_20_New">import pygame</text:p>
      <text:p text:style-name="Code_20_New"/>
      <text:p text:style-name="Code_20_New">pygame.init()</text:p>
      <text:p text:style-name="Code_20_New">screen = pygame.display.set_mode((320, 240))</text:p>
      <text:p text:style-name="Code_20_New">clock <text:s/>= pygame.time.Clock()</text:p>
      <text:p text:style-name="Code_20_New"/>
      <text:p text:style-name="Code_20_New">class callByRef:</text:p>
      <text:p text:style-name="Code_20_New"><text:s text:c="4"/>def __init__(self, **args):</text:p>
      <text:p text:style-name="Code_20_New"><text:s text:c="8"/>for (key, value) in args.items():</text:p>
      <text:p text:style-name="Code_20_New"><text:s text:c="12"/>setattr(self, key, value)</text:p>
      <text:p text:style-name="Code_20_New">v = callByRef(</text:p>
      <text:p text:style-name="Code_20_New"><text:s text:c="4"/>running <text:s text:c="10"/>= True,</text:p>
      <text:p text:style-name="Code_20_New"><text:s text:c="4"/>color_background <text:s/>= ( <text:s/>0, <text:s text:c="2"/>0, <text:s text:c="2"/>0, 255),</text:p>
      <text:p text:style-name="Code_20_New">)</text:p>
      <text:p text:style-name="Code_20_New"/>
      <text:p text:style-name="Code_20_New">while v.running:</text:p>
      <text:p text:style-name="Code_20_New"><text:s text:c="4"/>clock.tick(60)</text:p>
      <text:p text:style-name="Code_20_New"><text:s text:c="4"/>screen.fill(v.color_background)</text:p>
      <text:p text:style-name="Code_20_New"/>
      <text:p text:style-name="Code_20_New"><text:s text:c="4"/>for event in pygame.event.get():</text:p>
      <text:p text:style-name="Code_20_New"><text:s text:c="8"/>if event.type == pygame.QUIT:</text:p>
      <text:p text:style-name="Code_20_New"><text:s text:c="12"/>v.running = False</text:p>
      <text:p text:style-name="Code_20_New"/>
      <text:p text:style-name="Code_20_New"><text:s text:c="4"/>keys = pygame.key.get_pressed()</text:p>
      <text:p text:style-name="Code_20_New"><text:s text:c="4"/>if keys[pygame.K_ESCAPE]: v.running = False</text:p>
      <text:p text:style-name="Code_20_New"/>
      <text:p text:style-name="Code_20_New"><text:s text:c="4"/>pygame.display.flip()</text:p>
      <text:p text:style-name="Code_20_New"/>
      <text:p text:style-name="Code_20_New">pygame.quit()</text:p>
      <text:h text:style-name="Heading_20_4" text:outline-level="4">Scrolling Background</text:h>
      <text:p text:style-name="Code"><text:s text:c="4"/>color_background <text:s/>= ( <text:s/>0, <text:s text:c="2"/>0, <text:s text:c="2"/>0, 255),</text:p>
      <text:p text:style-name="Code_20_New"><text:s text:c="4"/>background_image <text:s/>= pygame.image.load("level.gif"),</text:p>
      <text:p text:style-name="Code_20_New"><text:s text:c="4"/>view_x_pos <text:s text:c="7"/>= 0,</text:p>
      <text:p text:style-name="Code">)</text:p>
      <text:p text:style-name="Code"/>
      <text:p text:style-name="Code">…</text:p>
      <text:p text:style-name="Code"><text:s text:c="4"/>if keys[pygame.K_ESCAPE]: v.running = False</text:p>
      <text:p text:style-name="Code_20_New"/>
      <text:p text:style-name="Code_20_New"><text:s text:c="4"/>v.view_x_pos += 1</text:p>
      <text:p text:style-name="Code_20_New"><text:s text:c="4"/>rectangle <text:s text:c="2"/>= v.background_image.get_rect()</text:p>
      <text:p text:style-name="Code_20_New"><text:s text:c="4"/>rectangle.x = rectangle.x - v.view_x_pos</text:p>
      <text:p text:style-name="Code_20_New"><text:s text:c="4"/>screen.blit(v.background_image, rectangle)</text:p>
      <text:p text:style-name="Code_20_New"/>
      <text:p text:style-name="Code"><text:s text:c="4"/>pygame.display.flip()</text:p>
      <text:p text:style-name="Code"/>
      <text:h text:style-name="P3" text:outline-level="4"/>
      <text:h text:style-name="P6" text:outline-level="4"/>
      <text:h text:style-name="P4" text:outline-level="4">Copter</text:h>
      <text:p text:style-name="Code"><text:s text:c="4"/>view_x_pos <text:s text:c="7"/>= 0,</text:p>
      <text:p text:style-name="Code_20_New"><text:s text:c="4"/>copter_image <text:s text:c="5"/>= pygame.image.load("ship.gif"),</text:p>
      <text:p text:style-name="Code_20_New"><text:s text:c="4"/>copter_x_pos <text:s text:c="5"/>= 50,</text:p>
      <text:p text:style-name="Code_20_New"><text:s text:c="4"/>copter_y_pos <text:s text:c="5"/>= 50,</text:p>
      <text:p text:style-name="Code"/>
      <text:p text:style-name="Code">…</text:p>
      <text:p text:style-name="Code"><text:s text:c="4"/>if keys[pygame.K_ESCAPE]: v.running = False</text:p>
      <text:p text:style-name="Code_20_New"><text:s text:c="4"/>if keys[pygame.K_SPACE ]: v.copter_y_pos += -2</text:p>
      <text:p text:style-name="Code_20_New"><text:s text:c="4"/>else <text:s text:c="19"/>: v.copter_y_pos += <text:s/>1</text:p>
      <text:p text:style-name="Code">…</text:p>
      <text:p text:style-name="Code"><text:s text:c="4"/>screen.blit(v.background_image, rectangle)</text:p>
      <text:p text:style-name="Code"/>
      <text:p text:style-name="Code_20_New"><text:s text:c="4"/>copter_rectangle = v.copter_image.get_rect()</text:p>
      <text:p text:style-name="Code_20_New"><text:s text:c="4"/>copter_rectangle.x = v.copter_x_pos</text:p>
      <text:p text:style-name="Code_20_New"><text:s text:c="4"/>copter_rectangle.y = v.copter_y_pos</text:p>
      <text:p text:style-name="Code_20_New"><text:s text:c="4"/>screen.blit(v.copter_image, copter_rectangle)</text:p>
      <text:p text:style-name="Code_20_New"/>
      <text:p text:style-name="Code"><text:s text:c="4"/>pygame.display.flip()</text:p>
      <text:p text:style-name="Code"/>
      <text:p text:style-name="Standard"/>
      <text:h text:style-name="Heading_20_4" text:outline-level="4">Collision</text:h>
      <text:p text:style-name="Code"><text:s text:c="4"/>if keys[pygame.K_SPACE ]: v.copter_y_pos += -2</text:p>
      <text:p text:style-name="Code"><text:s text:c="4"/>else <text:s text:c="19"/>: v.copter_y_pos += <text:s/>1</text:p>
      <text:p text:style-name="Code"/>
      <text:p text:style-name="Code_20_New"><text:s text:c="4"/>colision_point = (v.copter_x_pos + v.view_x_pos, v.copter_y_pos)</text:p>
      <text:p text:style-name="Code_20_New"><text:s text:c="4"/>try <text:s text:c="2"/>: pixel = v.background_image.get_at(colision_point)</text:p>
      <text:p text:style-name="Code_20_New"><text:s text:c="4"/>except: pixel = None</text:p>
      <text:p text:style-name="Code_20_New"><text:s text:c="4"/>if pixel and pixel != (255,255,255,255):</text:p>
      <text:p text:style-name="Code_20_New"><text:s text:c="9"/>v.view_x_pos <text:s text:c="2"/>= <text:s/>0</text:p>
      <text:p text:style-name="Code_20_New"><text:s text:c="9"/>v.copter_x_pos = 50</text:p>
      <text:p text:style-name="Code_20_New"><text:s text:c="9"/>v.copter_y_pos = 50</text:p>
      <text:p text:style-name="Code"/>
      <text:h text:style-name="Heading_20_4" text:outline-level="4">Ideas</text:h>
      <text:p text:style-name="Standard">Make the screen move faster?</text:p>
      <text:p text:style-name="Standard">Make the copter move faster?</text:p>
      <text:p text:style-name="Standard">Make the copter move left and right </text:p>
      <text:p text:style-name="Code_20_New"><text:s text:c="4"/>if keys[pygame.K_LEFT ]: ???</text:p>
      <text:p text:style-name="Code_20_New"><text:s text:c="4"/>if keys[pygame.K_RIGHT]: ???</text:p>
      <text:p text:style-name="Standard">Make it Full screen</text:p>
      <text:p text:style-name="Code">screen = pygame.display.set_mode((320, 240), pygame.FULLSCREEN)</text:p>
      <text:p text:style-name="Standard">Make it Higher Resolution</text:p>
      <text:p text:style-name="Code">screen = pygame.display.set_mode((640, 480), pygame.FULLSCRE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2-10-09T14:10:30.99" text:fixed="true">9 October 2012</text:date><text:tab/>Page <text:page-number text:select-page="current">2</text:page-number> or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3-20T17:31:13</dc:date>
    <dc:creator>Allan Callaghan</dc:creator>
    <meta:editing-duration>PT15H23M23S</meta:editing-duration>
    <meta:editing-cycles>13</meta:editing-cycles>
    <meta:generator>OpenOffice/4.1.3$Unix OpenOffice.org_project/413m1$Build-9783</meta:generator>
    <meta:document-statistic meta:table-count="0" meta:image-count="0" meta:object-count="0" meta:page-count="2" meta:paragraph-count="73" meta:word-count="237" meta:character-count="2274"/>
  </office:meta>
</office:document-meta>
</file>